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F" svg:font-family="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text-properties style:font-name="Arial" style:text-underline-style="solid" style:text-underline-width="auto" style:text-underline-color="font-color"/>
    </style:style>
    <style:style style:name="P2" style:family="paragraph" style:parent-style-name="Standard" style:list-style-name="L1">
      <style:text-properties style:font-name="Arial" fo:language="de" fo:country="DE" officeooo:rsid="000e42ae" officeooo:paragraph-rsid="000e42ae" style:language-asian="zxx" style:country-asian="none" style:language-complex="zxx" style:country-complex="none"/>
    </style:style>
    <style:style style:name="P3" style:family="paragraph" style:parent-style-name="Standard" style:list-style-name="L1">
      <style:text-properties style:font-name="Arial" fo:language="de" fo:country="DE" officeooo:paragraph-rsid="000b1dfa" style:language-asian="zxx" style:country-asian="none" style:language-complex="zxx" style:country-complex="none"/>
    </style:style>
    <style:style style:name="P4" style:family="paragraph" style:parent-style-name="Standard" style:list-style-name="L1">
      <style:text-properties style:font-name="Arial" fo:language="de" fo:country="DE" fo:font-weight="normal" officeooo:rsid="000ce08d" officeooo:paragraph-rsid="000ce08d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style:font-name="Arial" fo:language="de" fo:country="DE" fo:font-weight="normal" officeooo:rsid="000ce08d" officeooo:paragraph-rsid="000ce08d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 style:list-style-name="L1">
      <style:text-properties style:font-name="Arial" fo:language="de" fo:country="DE" fo:font-weight="normal" officeooo:rsid="000b1dfa" officeooo:paragraph-rsid="000b1dfa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Text_20_body" style:list-style-name="L2">
      <style:text-properties style:font-name="Arial" officeooo:rsid="000eaafe" officeooo:paragraph-rsid="000eaafe"/>
    </style:style>
    <style:style style:name="P8" style:family="paragraph" style:parent-style-name="Text_20_body">
      <style:text-properties style:font-name="Arial" officeooo:rsid="000eaafe" officeooo:paragraph-rsid="000eaafe"/>
    </style:style>
    <style:style style:name="P9" style:family="paragraph" style:parent-style-name="Text_20_body" style:list-style-name="L3">
      <style:text-properties style:font-name="Arial" officeooo:rsid="000eaafe" officeooo:paragraph-rsid="000eaafe"/>
    </style:style>
    <style:style style:name="P10" style:family="paragraph" style:parent-style-name="Text_20_body" style:list-style-name="L3">
      <style:text-properties style:font-name="Arial" officeooo:rsid="000fef22" officeooo:paragraph-rsid="000fef22"/>
    </style:style>
    <style:style style:name="P11" style:family="paragraph" style:parent-style-name="Text_20_body" style:list-style-name="L3">
      <style:text-properties style:font-name="Arial" officeooo:rsid="00117acc" officeooo:paragraph-rsid="00117acc"/>
    </style:style>
    <style:style style:name="T1" style:family="text">
      <style:text-properties officeooo:rsid="000b1d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1dfa" style:font-weight-asian="bold" style:font-weight-complex="bold"/>
    </style:style>
    <style:style style:name="T4" style:family="text">
      <style:text-properties fo:font-weight="bold" officeooo:rsid="000ce08d" style:font-weight-asian="bold" style:font-weight-complex="bold"/>
    </style:style>
    <style:style style:name="T5" style:family="text">
      <style:text-properties officeooo:rsid="000ce08d"/>
    </style:style>
    <style:style style:name="T6" style:family="text">
      <style:text-properties officeooo:rsid="000fef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3">W</text:span><text:span text:style-name="T2">ichtige anstehende Termine:</text:span></text:h>
      <text:list text:style-name="L1">
        <text:list-item>
          <text:p text:style-name="P2"><text:span text:style-name="T3">A</text:span><text:span text:style-name="T2">bgabe des Webseiten Konzepts 21.01.2024 23:59</text:span></text:p>
        </text:list-item>
        <text:list-item>
          <text:p text:style-name="P4"><text:span text:style-name="T1">A</text:span>bgabe der Aufgaben 16.02.2024</text:p>
        </text:list-item>
        <text:list-item>
          <text:p text:style-name="P6"><text:span text:style-name="T1">Informeller</text:span> Abgabe Termin <text:span text:style-name="T5">des Projekt</text:span> 23.02.2024</text:p>
        </text:list-item>
        <text:list-item>
          <text:p text:style-name="P3"><text:span text:style-name="T3">Spätester Abgabe Termin </text:span><text:span text:style-name="T4">des </text:span><text:span text:style-name="T3">Projekt 01.03.2024 23:59 Uhr</text:span></text:p>
        </text:list-item>
        <text:list-item>
          <text:p text:style-name="P4">Abgabe der Noten 14.03.2024</text:p>
        </text:list-item>
      </text:list>
      <text:p text:style-name="P5"/>
      <text:p text:style-name="P5"/>
      <text:h text:style-name="P1" text:outline-level="3">Benotung:</text:h>
      <text:list text:style-name="L2">
        <text:list-item>
          <text:p text:style-name="P7">50% Projektabgabe</text:p>
          <text:list>
            <text:list-item>
              <text:p text:style-name="P7">bestehend aus abgegebener Webseite und dem Konzept</text:p>
            </text:list-item>
          </text:list>
        </text:list-item>
        <text:list-item>
          <text:p text:style-name="P7">50% Mündliche Note</text:p>
          <text:list>
            <text:list-item>
              <text:p text:style-name="P7">bestehend aus mündlicher Leistung im Unterricht und den Unterrichtsaufgaben</text:p>
            </text:list-item>
          </text:list>
        </text:list-item>
      </text:list>
      <text:p text:style-name="P8"/>
      <text:h text:style-name="P1" text:outline-level="3">Lehrplan der nächsten Einheiten:</text:h>
      <text:list text:style-name="L3">
        <text:list-item>
          <text:p text:style-name="P9">12.01 Webseiten Konzeption</text:p>
        </text:list-item>
        <text:list-item>
          <text:p text:style-name="P9">19.01 <text:span text:style-name="T6">Flexboxen</text:span></text:p>
        </text:list-item>
        <text:list-item>
          <text:p text:style-name="P10">26.01 Usability und Meta Daten</text:p>
        </text:list-item>
        <text:list-item>
          <text:p text:style-name="P10">02.02 Responsivness (Mobile Webdesign)</text:p>
        </text:list-item>
        <text:list-item>
          <text:p text:style-name="P10">09.02 Ferien</text:p>
        </text:list-item>
        <text:list-item>
          <text:p text:style-name="P10">16.02 Projektarbeit</text:p>
        </text:list-item>
        <text:list-item>
          <text:p text:style-name="P10">23.02 Projektarbeit </text:p>
        </text:list-item>
        <text:list-item>
          <text:p text:style-name="P10">01.03 Feedback zur Projektarbeit </text:p>
        </text:list-item>
        <text:list-item>
          <text:p text:style-name="P11">09.03 weiterführende Themen der Webentwicklung</text:p>
        </text:list-item>
        <text:list-item>
          <text:p text:style-name="P11">16.03 weiterführende Themen der Webentwicklu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F" svg:font-family="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7M17S</meta:editing-duration>
    <meta:editing-cycles>4</meta:editing-cycles>
    <meta:generator>LibreOffice/7.5.0.3$Windows_X86_64 LibreOffice_project/c21113d003cd3efa8c53188764377a8272d9d6de</meta:generator>
    <dc:date>2024-01-11T22:46:55.276000000</dc:date>
    <meta:document-statistic meta:table-count="0" meta:image-count="0" meta:object-count="0" meta:page-count="1" meta:paragraph-count="22" meta:word-count="110" meta:character-count="740" meta:non-whitespace-character-count="669"/>
    <meta:user-defined meta:name="Info 1"/>
    <meta:user-defined meta:name="Info 2"/>
    <meta:user-defined meta:name="Info 3"/>
    <meta:user-defined meta:name="Info 4"/>
  </office:meta>
</office:document-meta>
</file>